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98D5964AAF65797D.png" manifest:media-type="image/png"/>
  <manifest:file-entry manifest:full-path="Pictures/10000201000001330000014E1C83B3A3783EDBFE.png" manifest:media-type="image/png"/>
  <manifest:file-entry manifest:full-path="Pictures/10001D6300000A7000000A70471CD5C52A9FEDE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2cm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40%" draw:red="0%" draw:green="0%" draw:blue="100%" fo:clip="rect(0cm, 0cm, 0cm, 0cm)" draw:image-opacity="100%" style:mirror="none"/>
    </style:style>
    <style:style style:name="gr1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185cm" draw:marker-start-center="false" draw:marker-end="" draw:marker-end-width="0.185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185cm" draw:marker-start-center="false" draw:marker-end="" draw:marker-end-width="0.185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185cm" draw:marker-start-center="false" draw:marker-end="" draw:marker-end-width="0.185cm" draw:marker-end-center="false" svg:stroke-opacity="100%" draw:stroke-linejoin="round"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top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4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8cm"/>
    </style:style>
    <style:style style:name="gr6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3.736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1.245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2.491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7f7f7f" draw:secondary-fill-color="#99ccff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7f7f7f" draw:secondary-fill-color="#99ccff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f7f7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7f7f7f" draw:secondary-fill-color="#99ccff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7f7f7f" draw:secondary-fill-color="#99ccff" draw:fill-gradient-name="Greyscal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7f7f7f" draw:secondary-fill-color="#99ccff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text-align="center"/>
      <style:text-properties style:text-position="0% 100%" fo:font-size="11pt" style:text-underline-style="none" fo:background-color="#ffffff" style:font-size-asian="11pt" style:font-size-complex="11pt" style:font-relief="none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2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4.981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fill-gradient-name="VRT_20_Light_20_Square_20_BR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9b460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cfe7f5" draw:fill-gradient-name="Light_20_Orange_20_Square_20_BR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cfe7f5" draw:fill-gradient-name="Dark_20_Grey_20_Square_20_BR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cfe7f5" draw:fill-gradient-name="Light_20_Purple_20_Linear_20_B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gradient" draw:fill-color="#cfe7f5" draw:fill-gradient-name="Gradient_20_11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cfe7f5"/>
      <style:paragraph-properties fo:margin-left="4.98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67cm" svg:height="4.292cm" svg:x="0.762cm" svg:y="12.833cm">
          <draw:text-box>
            <text:list text:style-name="L1">
              <text:list-header>
                <text:p><text:span text:style-name="T1"/></text:p>
                <text:p><text:span text:style-name="T2"/></text:p>
                <text:p><text:span text:style-name="T3"/></text:p>
                <text:p><text:span text:style-name="T4"/></text:p>
              </text:list-header>
            </text:list>
          </draw:text-box>
        </draw:frame>
        <draw:g xml:id="id1" draw:id="id1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" draw:text-style-name="P2" draw:layer="layout" svg:width="1.382cm" svg:height="0.809cm" svg:x="20.969cm" svg:y="5.601cm" svg:viewBox="0 0 1383 810" svg:d="M0 810c391 0 1005-255 1270-424 264-169 0-386-134-386z">
              <text:p/>
            </draw:path>
            <draw:g>
              <draw:polygon draw:style-name="gr3" draw:text-style-name="P3" draw:layer="layout" svg:width="0.801cm" svg:height="2.006cm" svg:x="20.167cm" svg:y="4.404cm" svg:viewBox="0 0 802 2007" draw:points="0,1544 0,0 802,463 802,2007">
                <text:p/>
              </draw:polygon>
              <draw:polygon draw:style-name="gr4" draw:text-style-name="P4" draw:layer="layout" svg:width="1.135cm" svg:height="2.199cm" svg:x="20.969cm" svg:y="4.211cm" svg:viewBox="0 0 1136 2200" draw:points="0,2200 0,656 1136,0 1136,1544">
                <text:p/>
              </draw:polygon>
              <draw:polygon draw:style-name="gr5" draw:text-style-name="P6" draw:layer="layout" svg:width="1.938cm" svg:height="1.118cm" svg:x="20.167cm" svg:y="3.748cm" svg:viewBox="0 0 1939 1119" draw:points="802,1119 0,656 1136,0 1939,463">
                <text:p text:style-name="P5"><text:span text:style-name="T5">IdP</text:span></text:p>
              </draw:polygon>
              <draw:polygon draw:style-name="gr6" draw:text-style-name="P7" draw:layer="layout" svg:width="1.938cm" svg:height="2.662cm" svg:x="20.167cm" svg:y="3.748cm" svg:viewBox="0 0 1939 2663" draw:points="0,2200 0,656 1136,0 1939,463 1939,2007 802,2663">
                <text:p/>
              </draw:polygon>
              <draw:line draw:style-name="gr7" draw:text-style-name="P8" draw:layer="layout" svg:x1="20.835cm" svg:y1="6.025cm" svg:x2="20.3cm" svg:y2="5.716cm">
                <text:p/>
              </draw:line>
              <draw:line draw:style-name="gr8" draw:text-style-name="P8" draw:layer="layout" svg:x1="20.835cm" svg:y1="6.18cm" svg:x2="20.3cm" svg:y2="5.871cm">
                <text:p/>
              </draw:line>
              <draw:line draw:style-name="gr9" draw:text-style-name="P8" draw:layer="layout" svg:x1="20.835cm" svg:y1="6.102cm" svg:x2="20.3cm" svg:y2="5.793cm">
                <text:p/>
              </draw:line>
              <draw:polyline draw:style-name="gr10" draw:text-style-name="P8" draw:layer="layout" svg:width="0.667cm" svg:height="0.462cm" svg:x="20.234cm" svg:y="4.636cm" svg:viewBox="0 0 668 463" draw:points="668,463 0,77 0,0">
                <text:p/>
              </draw:polyline>
              <draw:polyline draw:style-name="gr11" draw:text-style-name="P8" draw:layer="layout" svg:width="0.656cm" svg:height="0.464cm" svg:x="20.245cm" svg:y="4.634cm" svg:viewBox="0 0 657 465" draw:points="657,465 657,388 0,0">
                <text:p/>
              </draw:polyline>
              <draw:polygon draw:style-name="gr12" draw:text-style-name="P9" draw:layer="layout" svg:width="0.077cm" svg:height="0.135cm" svg:x="20.481cm" svg:y="5.406cm" svg:viewBox="0 0 78 136" draw:points="0,91 0,0 78,45 78,136">
                <text:p/>
              </draw:polygon>
              <draw:line draw:style-name="gr13" draw:text-style-name="P8" draw:layer="layout" svg:x1="20.835cm" svg:y1="5.948cm" svg:x2="20.3cm" svg:y2="5.639cm">
                <text:p/>
              </draw:line>
            </draw:g>
          </draw:g>
          <draw:frame draw:style-name="gr14" draw:text-style-name="P10" draw:layer="layout" svg:width="0.915cm" svg:height="0.915cm" draw:transform="rotate (-3.14159265358979) translate (22.199cm 6.31cm)">
            <draw:image xlink:href="Pictures/10001D6300000A7000000A70471CD5C52A9FEDE4.svg" xlink:type="simple" xlink:show="embed" xlink:actuate="onLoad">
              <text:p/>
            </draw:image>
            <draw:image xlink:href="Pictures/10000201000000650000006598D5964AAF65797D.png" xlink:type="simple" xlink:show="embed" xlink:actuate="onLoad"/>
          </draw:frame>
        </draw:g>
        <draw:g xml:id="id3" draw:id="id3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5" draw:text-style-name="P2" draw:layer="layout" svg:width="1.382cm" svg:height="0.809cm" svg:x="12.587cm" svg:y="9.456cm" svg:viewBox="0 0 1383 810" svg:d="M0 810c391 0 1005-255 1270-424 264-169 0-386-134-386z">
              <text:p/>
            </draw:path>
            <draw:g>
              <draw:polygon draw:style-name="gr16" draw:text-style-name="P3" draw:layer="layout" svg:width="0.801cm" svg:height="2.006cm" svg:x="11.785cm" svg:y="8.259cm" svg:viewBox="0 0 802 2007" draw:points="0,1544 0,0 802,463 802,2007">
                <text:p/>
              </draw:polygon>
              <draw:polygon draw:style-name="gr17" draw:text-style-name="P12" draw:layer="layout" svg:width="1.135cm" svg:height="2.199cm" svg:x="12.587cm" svg:y="8.066cm" svg:viewBox="0 0 1136 2200" draw:points="0,2200 0,656 1136,0 1136,1544">
                <text:p text:style-name="P11"><text:span text:style-name="T5">S</text:span><text:span text:style-name="T5">P</text:span></text:p>
              </draw:polygon>
              <draw:polygon draw:style-name="gr18" draw:text-style-name="P6" draw:layer="layout" svg:width="1.938cm" svg:height="1.118cm" svg:x="11.785cm" svg:y="7.603cm" svg:viewBox="0 0 1939 1119" draw:points="802,1119 0,656 1136,0 1939,463">
                <text:p/>
              </draw:polygon>
              <draw:polygon draw:style-name="gr19" draw:text-style-name="P7" draw:layer="layout" svg:width="1.938cm" svg:height="2.662cm" svg:x="11.785cm" svg:y="7.603cm" svg:viewBox="0 0 1939 2663" draw:points="0,2200 0,656 1136,0 1939,463 1939,2007 802,2663">
                <text:p/>
              </draw:polygon>
              <draw:line draw:style-name="gr20" draw:text-style-name="P8" draw:layer="layout" svg:x1="12.453cm" svg:y1="9.88cm" svg:x2="11.918cm" svg:y2="9.571cm">
                <text:p/>
              </draw:line>
              <draw:line draw:style-name="gr21" draw:text-style-name="P8" draw:layer="layout" svg:x1="12.453cm" svg:y1="10.035cm" svg:x2="11.918cm" svg:y2="9.726cm">
                <text:p/>
              </draw:line>
              <draw:line draw:style-name="gr22" draw:text-style-name="P8" draw:layer="layout" svg:x1="12.453cm" svg:y1="9.957cm" svg:x2="11.918cm" svg:y2="9.648cm">
                <text:p/>
              </draw:line>
              <draw:polyline draw:style-name="gr23" draw:text-style-name="P8" draw:layer="layout" svg:width="0.667cm" svg:height="0.462cm" svg:x="11.852cm" svg:y="8.491cm" svg:viewBox="0 0 668 463" draw:points="668,463 0,77 0,0">
                <text:p/>
              </draw:polyline>
              <draw:polyline draw:style-name="gr24" draw:text-style-name="P8" draw:layer="layout" svg:width="0.656cm" svg:height="0.464cm" svg:x="11.863cm" svg:y="8.489cm" svg:viewBox="0 0 657 465" draw:points="657,465 657,388 0,0">
                <text:p/>
              </draw:polyline>
              <draw:polygon draw:style-name="gr25" draw:text-style-name="P9" draw:layer="layout" svg:width="0.077cm" svg:height="0.135cm" svg:x="12.099cm" svg:y="9.261cm" svg:viewBox="0 0 78 136" draw:points="0,91 0,0 78,45 78,136">
                <text:p/>
              </draw:polygon>
              <draw:line draw:style-name="gr26" draw:text-style-name="P8" draw:layer="layout" svg:x1="12.453cm" svg:y1="9.803cm" svg:x2="11.918cm" svg:y2="9.494cm">
                <text:p/>
              </draw:line>
            </draw:g>
          </draw:g>
          <draw:g>
            <draw:polygon draw:style-name="gr27" draw:text-style-name="P13" draw:layer="layout" svg:width="0.651cm" svg:height="0.375cm" svg:x="13.185cm" svg:y="9.304cm" svg:viewBox="0 0 652 376" draw:points="474,376 652,274 178,0 0,103">
              <text:p/>
            </draw:polygon>
            <draw:path draw:style-name="gr28" draw:text-style-name="P14" draw:layer="layout" svg:width="0.414cm" svg:height="0.457cm" svg:x="13.304cm" svg:y="9.155cm" svg:viewBox="0 0 415 458" svg:d="M415 431c0-445-415-616-415-171 59 35 59 35 119 0 0-240 177-68 177 171 59 35 59 35 119 0z">
              <text:p/>
            </draw:path>
            <draw:path draw:style-name="gr29" draw:text-style-name="P15" draw:layer="layout" svg:width="0.237cm" svg:height="0.326cm" svg:x="13.363cm" svg:y="9.251cm" svg:viewBox="0 0 238 327" svg:d="M238 327c-1-308-237-444-238-205">
              <text:p/>
            </draw:path>
            <draw:polygon draw:style-name="gr30" draw:text-style-name="P16" draw:layer="layout" svg:width="0.473cm" svg:height="0.718cm" svg:x="13.185cm" svg:y="9.407cm" svg:viewBox="0 0 474 719" draw:points="474,719 474,274 0,0 0,445">
              <text:p/>
            </draw:polygon>
            <draw:path draw:style-name="gr31" draw:text-style-name="P17" draw:layer="layout" svg:width="0.101cm" svg:height="0.176cm" svg:x="13.379cm" svg:y="9.681cm" svg:viewBox="0 0 102 177" svg:d="M10 75c-60-171 177 0 59 34v68l-59-34z">
              <text:p/>
            </draw:path>
            <draw:polygon draw:style-name="gr32" draw:text-style-name="P18" draw:layer="layout" svg:width="0.177cm" svg:height="0.547cm" svg:x="13.659cm" svg:y="9.578cm" svg:viewBox="0 0 178 548" draw:points="0,548 0,103 178,0 178,445">
              <text:p/>
            </draw:polygon>
            <draw:path draw:style-name="gr33" draw:text-style-name="P15" draw:layer="layout" svg:width="0.651cm" svg:height="0.979cm" svg:x="13.185cm" svg:y="9.146cm" svg:viewBox="0 0 652 980" svg:d="M119 192c59-376 414-136 414 172l119 68v445l-178 103-474-274v-445z">
              <text:p/>
            </draw:path>
            <draw:path draw:style-name="gr34" draw:text-style-name="P15" draw:layer="layout" svg:width="0.117cm" svg:height="0.108cm" svg:x="13.436cm" svg:y="9.308cm" svg:viewBox="0 0 118 109" svg:d="M0 36c29-88 110 5 118 73z">
              <text:p/>
            </draw:path>
          </draw:g>
        </draw:g>
        <draw:frame draw:style-name="gr35" draw:text-style-name="P1" draw:layer="layout" svg:width="1.066cm" svg:height="0.761cm" draw:transform="rotate (0.373325927001587) translate (11.938cm 4.961cm)">
          <draw:text-box>
            <text:p><text:span text:style-name="T4">3</text:span></text:p>
          </draw:text-box>
        </draw:frame>
        <draw:frame draw:style-name="gr36" draw:text-style-name="P10" xml:id="id2" draw:id="id2" draw:layer="layout" svg:width="2.639cm" svg:height="2.871cm" svg:x="3.203cm" svg:y="9.829cm">
          <draw:image xlink:href="Pictures/10000201000001330000014E1C83B3A3783EDBFE.png" xlink:type="simple" xlink:show="embed" xlink:actuate="onLoad">
            <text:p/>
          </draw:image>
        </draw:frame>
        <draw:connector draw:style-name="gr37" draw:text-style-name="P10" draw:layer="layout" draw:type="curve" svg:x1="20.167cm" svg:y1="5.079cm" svg:x2="4.522cm" svg:y2="9.829cm" draw:start-shape="id1" draw:start-glue-point="3" draw:end-shape="id2" draw:end-glue-point="0" svg:d="M20167 5079c-10430 0-15645 1583-15645 4750" svg:viewBox="0 0 15646 4751">
          <text:p/>
        </draw:connector>
        <draw:g>
          <draw:connector draw:style-name="gr38" draw:text-style-name="P19" draw:layer="layout" draw:type="curve" draw:line-skew="-2.789cm" svg:x1="5.842cm" svg:y1="11.264cm" svg:x2="11.785cm" svg:y2="8.934cm" draw:start-shape="id2" draw:start-glue-point="1" draw:end-shape="id3" svg:d="M5842 11264c259 0-2712-2330 5943-2330" svg:viewBox="0 0 6234 2331">
            <text:p/>
          </draw:connector>
          <draw:custom-shape draw:style-name="gr39" draw:text-style-name="P21" draw:layer="layout" svg:width="1.016cm" svg:height="1.016cm" svg:x="7.62cm" svg:y="8.636cm">
            <text:p text:style-name="P20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10" draw:layer="layout" draw:type="curve" svg:x1="12.877cm" svg:y1="7.603cm" svg:x2="20.518cm" svg:y2="6.44cm" draw:start-shape="id3" draw:start-glue-point="0" svg:d="M12877 7603c0-1261 7641-680 7641-1163" svg:viewBox="0 0 7642 1164">
          <text:p/>
        </draw:connector>
        <draw:custom-shape draw:style-name="gr39" draw:text-style-name="P21" draw:layer="layout" svg:width="1.016cm" svg:height="1.016cm" svg:x="15.748cm" svg:y="6.096cm">
          <text:p text:style-name="P20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1.016cm" svg:height="1.016cm" svg:x="11.938cm" svg:y="4.826cm">
          <text:p text:style-name="P20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0" draw:layer="layout" draw:type="curve" svg:x1="4.522cm" svg:y1="12.7cm" svg:x2="22.352cm" svg:y2="5.079cm" draw:start-shape="id2" draw:start-glue-point="2" draw:end-shape="id1" draw:end-glue-point="1" svg:d="M4522 12700c0 751 9714 626 14770-1467s5455-6154 3060-6154" svg:viewBox="0 0 19249 8042">
          <text:p/>
        </draw:connector>
        <draw:custom-shape draw:style-name="gr39" draw:text-style-name="P21" draw:layer="layout" svg:width="1.016cm" svg:height="1.016cm" svg:x="19.558cm" svg:y="10.414cm">
          <text:p text:style-name="P20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0" draw:layer="layout" draw:type="curve" svg:x1="21.259cm" svg:y1="6.411cm" svg:x2="13.97cm" svg:y2="8.934cm" draw:start-shape="id1" draw:start-glue-point="2" draw:end-shape="id3" draw:end-glue-point="1" svg:d="M21259 6411c0 1682-2429 2523-7289 2523" svg:viewBox="0 0 7290 2524">
          <text:p/>
        </draw:connector>
        <draw:custom-shape draw:style-name="gr39" draw:text-style-name="P21" draw:layer="layout" svg:width="1.016cm" svg:height="1.016cm" svg:x="11.939cm" svg:y="4.827cm">
          <text:p text:style-name="P20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1.016cm" svg:height="1.016cm" svg:x="18.034cm" svg:y="8.128cm">
          <text:p text:style-name="P20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0" draw:layer="layout" draw:type="curve" svg:x1="12.877cm" svg:y1="10.266cm" svg:x2="5.842cm" svg:y2="11.264cm" draw:start-shape="id3" draw:start-glue-point="2" draw:end-shape="id2" draw:end-glue-point="1" svg:d="M12877 10266c0 666-2345 998-7035 998" svg:viewBox="0 0 7036 999">
          <text:p/>
        </draw:connector>
        <draw:custom-shape draw:style-name="gr39" draw:text-style-name="P21" draw:layer="layout" svg:width="1.016cm" svg:height="1.016cm" svg:x="9.144cm" svg:y="10.668cm">
          <text:p text:style-name="P20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0" draw:layer="layout" draw:type="curve" svg:x1="21.259cm" svg:y1="3.748cm" svg:x2="12.344cm" svg:y2="2.601cm" draw:start-shape="id1" draw:start-glue-point="0" draw:end-shape="id4" draw:end-glue-point="1" svg:d="M21259 3748c0-765-2971-1147-8915-1147" svg:viewBox="0 0 8916 1148">
          <text:p/>
        </draw:connector>
        <draw:custom-shape draw:style-name="gr39" draw:text-style-name="P21" draw:layer="layout" svg:width="1.016cm" svg:height="1.016cm" svg:x="16.51cm" svg:y="2.286cm">
          <text:p text:style-name="P20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 xml:id="id4" draw:id="id4">
            <draw:g>
              <draw:glue-point draw:id="4" svg:x="0.256cm" svg:y="-5.041cm"/>
              <draw:glue-point draw:id="5" svg:x="2.008cm" svg:y="-4.173cm"/>
              <draw:glue-point draw:id="6" svg:x="3.76cm" svg:y="-3.347cm"/>
              <draw:glue-point draw:id="7" svg:x="3.76cm" svg:y="-0.454cm"/>
              <draw:glue-point draw:id="8" svg:x="3.76cm" svg:y="2.52cm"/>
              <draw:glue-point draw:id="9" svg:x="1.482cm" svg:y="3.512cm"/>
              <draw:glue-point draw:id="10" svg:x="-1.495cm" svg:y="4.917cm"/>
              <draw:glue-point draw:id="11" svg:x="-3.247cm" svg:y="4.09cm"/>
              <draw:glue-point draw:id="12" svg:x="-5cm" svg:y="3.264cm"/>
              <draw:glue-point draw:id="13" svg:x="-5cm" svg:y="-2.52cm"/>
              <draw:glue-point draw:id="14" svg:x="-2.371cm" svg:y="-3.76cm"/>
              <draw:path draw:style-name="gr40" draw:text-style-name="P22" draw:layer="layout" svg:width="1.382cm" svg:height="0.809cm" svg:x="10.708cm" svg:y="3.123cm" svg:viewBox="0 0 1383 810" svg:d="M0 810c391 0 1005-255 1270-424 264-169 0-386-134-386z">
                <text:p/>
              </draw:path>
              <draw:g>
                <draw:polygon draw:style-name="gr41" draw:text-style-name="P23" draw:layer="layout" svg:width="0.801cm" svg:height="2.006cm" svg:x="9.906cm" svg:y="1.926cm" svg:viewBox="0 0 802 2007" draw:points="0,1544 0,0 802,463 802,2007">
                  <text:p/>
                </draw:polygon>
                <draw:polygon draw:style-name="gr42" draw:text-style-name="P24" draw:layer="layout" svg:width="1.135cm" svg:height="2.199cm" svg:x="10.708cm" svg:y="1.733cm" svg:viewBox="0 0 1136 2200" draw:points="0,2200 0,656 1136,0 1136,1544">
                  <text:p><text:span text:style-name="T5"/></text:p>
                </draw:polygon>
                <draw:polygon draw:style-name="gr43" draw:text-style-name="P25" draw:layer="layout" svg:width="1.938cm" svg:height="1.118cm" svg:x="9.906cm" svg:y="1.27cm" svg:viewBox="0 0 1939 1119" draw:points="802,1119 0,656 1136,0 1939,463">
                  <text:p/>
                </draw:polygon>
                <draw:polygon draw:style-name="gr44" draw:text-style-name="P26" draw:layer="layout" svg:width="1.938cm" svg:height="2.662cm" svg:x="9.906cm" svg:y="1.27cm" svg:viewBox="0 0 1939 2663" draw:points="0,2200 0,656 1136,0 1939,463 1939,2007 802,2663">
                  <text:p/>
                </draw:polygon>
                <draw:line draw:style-name="gr45" draw:text-style-name="P27" draw:layer="layout" svg:x1="10.574cm" svg:y1="3.547cm" svg:x2="10.039cm" svg:y2="3.238cm">
                  <text:p/>
                </draw:line>
                <draw:line draw:style-name="gr46" draw:text-style-name="P27" draw:layer="layout" svg:x1="10.574cm" svg:y1="3.702cm" svg:x2="10.039cm" svg:y2="3.393cm">
                  <text:p/>
                </draw:line>
                <draw:line draw:style-name="gr47" draw:text-style-name="P27" draw:layer="layout" svg:x1="10.574cm" svg:y1="3.624cm" svg:x2="10.039cm" svg:y2="3.315cm">
                  <text:p/>
                </draw:line>
                <draw:polyline draw:style-name="gr48" draw:text-style-name="P27" draw:layer="layout" svg:width="0.667cm" svg:height="0.462cm" svg:x="9.973cm" svg:y="2.158cm" svg:viewBox="0 0 668 463" draw:points="668,463 0,77 0,0">
                  <text:p/>
                </draw:polyline>
                <draw:polyline draw:style-name="gr49" draw:text-style-name="P27" draw:layer="layout" svg:width="0.656cm" svg:height="0.464cm" svg:x="9.984cm" svg:y="2.156cm" svg:viewBox="0 0 657 465" draw:points="657,465 657,388 0,0">
                  <text:p/>
                </draw:polyline>
                <draw:polygon draw:style-name="gr50" draw:text-style-name="P28" draw:layer="layout" svg:width="0.077cm" svg:height="0.135cm" svg:x="10.22cm" svg:y="2.928cm" svg:viewBox="0 0 78 136" draw:points="0,91 0,0 78,45 78,136">
                  <text:p/>
                </draw:polygon>
                <draw:line draw:style-name="gr51" draw:text-style-name="P27" draw:layer="layout" svg:x1="10.574cm" svg:y1="3.47cm" svg:x2="10.039cm" svg:y2="3.161cm">
                  <text:p/>
                </draw:line>
              </draw:g>
            </draw:g>
            <draw:g>
              <draw:path draw:style-name="gr52" draw:text-style-name="P22" draw:layer="layout" svg:width="0.176cm" svg:height="0.127cm" svg:x="12.167cm" svg:y="3.624cm" svg:viewBox="0 0 177 128" svg:d="M0 123c62 0 91 18 152-17 61-36 1-106-61-106 0 39-91 123-91 123z">
                <text:p/>
              </draw:path>
              <draw:g>
                <draw:path draw:style-name="gr53" draw:text-style-name="P29" draw:layer="layout" svg:width="0.613cm" svg:height="0.461cm" svg:x="11.18cm" svg:y="3.282cm" svg:viewBox="0 0 614 462" svg:d="M303 0c267 0 311 172 311 327-89 102-445 205-613 73-9-150 35-400 302-400z">
                  <text:p/>
                </draw:path>
                <draw:path draw:style-name="gr54" draw:text-style-name="P30" draw:layer="layout" svg:width="0.132cm" svg:height="0.333cm" svg:x="11.483cm" svg:y="3.359cm" svg:viewBox="0 0 133 334" svg:d="M0 26c30-18 104-9 133-26 0 103 0 334 0 334 0-116-103-223-133-308z">
                  <text:p/>
                </draw:path>
                <draw:path draw:style-name="gr55" draw:text-style-name="P31" draw:layer="layout" svg:width="0.201cm" svg:height="0.277cm" svg:x="11.426cm" svg:y="3.128cm" svg:viewBox="0 0 202 278" svg:d="M89 0c75 0 100 94 100 145s45 112-32 128c-79 17-157-3-157-119 0-117 13-154 89-154z">
                  <text:p/>
                </draw:path>
                <draw:path draw:style-name="gr56" draw:text-style-name="P32" draw:layer="layout" svg:width="0.31cm" svg:height="0.41cm" svg:x="11.439cm" svg:y="2.897cm" svg:viewBox="0 0 311 411" svg:d="M178 0c75 0 133 0 133 180 0 179-58 231-133 231-76 0-178-115-178-231 0-117 102-180 178-180z">
                  <text:p/>
                </draw:path>
                <draw:path draw:style-name="gr57" draw:text-style-name="P33" draw:layer="layout" svg:width="0.377cm" svg:height="0.388cm" svg:x="11.365cm" svg:y="2.794cm" svg:viewBox="0 0 378 389" svg:d="M163 0c89 0 222 0 214 103-45 47-190 12-214 51-71 118 44 309-134 206-89-232 45-360 134-360z">
                  <text:p/>
                </draw:path>
                <draw:path draw:style-name="gr58" draw:text-style-name="P34" draw:layer="layout" svg:width="0.524cm" svg:height="0.369cm" svg:x="11.75cm" svg:y="3.385cm" svg:viewBox="0 0 525 370" svg:d="M267 0c267 0 242 222 258 327-138 88-436 33-525-96 44-103 0-231 267-231z">
                  <text:p/>
                </draw:path>
                <draw:path draw:style-name="gr59" draw:text-style-name="P30" draw:layer="layout" svg:width="0.13cm" svg:height="0.287cm" svg:x="11.884cm" svg:y="3.431cm" svg:viewBox="0 0 131 288" svg:d="M9 0c31 35 61 53 122 18-89 77-131 270-131 270 0-116 9-185 9-288z">
                  <text:p/>
                </draw:path>
                <draw:path draw:style-name="gr60" draw:text-style-name="P31" draw:layer="layout" svg:width="0.183cm" svg:height="0.212cm" svg:x="11.884cm" svg:y="3.257cm" svg:viewBox="0 0 184 213" svg:d="M133 0c76 0 45 77 45 128 0 52-89 103-134 78-44-26-44-26-44-103s58-103 133-103z">
                  <text:p/>
                </draw:path>
                <draw:path draw:style-name="gr61" draw:text-style-name="P32" draw:layer="layout" svg:width="0.266cm" svg:height="0.333cm" svg:x="11.795cm" svg:y="3.051cm" svg:viewBox="0 0 267 334" svg:d="M133 0c76 0 134 26 134 128 0 103-58 206-134 206-75 0-133-89-133-206 0-116 58-128 133-128z">
                  <text:p/>
                </draw:path>
                <draw:path draw:style-name="gr62" draw:text-style-name="P35" draw:layer="layout" svg:width="0.371cm" svg:height="0.47cm" svg:x="11.794cm" svg:y="2.922cm" svg:viewBox="0 0 372 471" svg:d="M238 0c-89 0-246 26-238 128 45 47 199 13 222 52 71 118-15 334 89 283 134-257 16-463-73-463z">
                  <text:p/>
                </draw:path>
                <draw:path draw:style-name="gr63" draw:text-style-name="P36" draw:layer="layout" svg:width="1.086cm" svg:height="0.956cm" svg:x="11.188cm" svg:y="2.794cm" svg:viewBox="0 0 1087 957" svg:d="M340 0c89 0 231 0 222 103-3 10-29 17-44 25 89 180 0 386-89 386 89 26 147 87 166 188 18-60 61-92 101-85l-2-38c-92-52-120-236-43-296 0 0-56-11-44-26-14-125 253-149 280-117 78 35 146 290 23 467 161 12 161 206 177 311-168 88-427 12-511-77-132 109-459 144-574 53-15-194 69-384 235-399-1-42 7-74 7-117-15-9-27-7-38-18-89-232 45-360 134-360z">
                  <text:p/>
                </draw:path>
              </draw:g>
            </draw:g>
          </draw:g>
          <draw:frame draw:style-name="gr64" draw:text-style-name="P38" draw:layer="layout" svg:width="3.048cm" svg:height="1.778cm" svg:x="6.604cm" svg:y="1.524cm">
            <draw:text-box>
              <text:p text:style-name="P37"><text:span text:style-name="T6">Annuaire</text:span></text:p>
            </draw:text-box>
          </draw:frame>
        </draw:g>
        <presentation:notes draw:style-name="dp2">
          <draw:page-thumbnail draw:style-name="gr65" draw:layer="layout" svg:width="14.848cm" svg:height="11.136cm" svg:x="3.075cm" svg:y="2.257cm" draw:page-number="1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3:06.207318217</meta:creation-date>
    <meta:editing-duration>PT46M33S</meta:editing-duration>
    <meta:editing-cycles>9</meta:editing-cycles>
    <meta:generator>LibreOffice/5.2.7.2$Linux_X86_64 LibreOffice_project/20m0$Build-2</meta:generator>
    <dc:date>2018-04-05T15:10:38.413547690</dc:date>
    <meta:document-statistic meta:object-count="113"/>
  </office:meta>
</office:document-meta>
</file>